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12AE46F9131.bmp" manifest:media-type=""/>
  <manifest:file-entry manifest:full-path="Pictures/10000000000001F3000000CA7696A17C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94cm" style:rel-column-width="6915*"/>
    </style:style>
    <style:style style:name="Table1.B" style:family="table-column">
      <style:table-column-properties style:column-width="7.497cm" style:rel-column-width="28898*"/>
    </style:style>
    <style:style style:name="Table1.C" style:family="table-column">
      <style:table-column-properties style:column-width="7.71cm" style:rel-column-width="297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1f83d2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4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0b4c6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5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157f9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6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21714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7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28c37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8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40fa5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9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5ceda" officeooo:paragraph-rsid="00244425" style:font-size-asian="10.5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10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44425" officeooo:paragraph-rsid="00244425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1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5d50b" officeooo:paragraph-rsid="0025d50b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rsid="001a6596" officeooo:paragraph-rsid="001a6596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o" fo:country="RO" officeooo:paragraph-rsid="0014e0cf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24pt" fo:language="ro" fo:country="RO" fo:font-weight="bold" officeooo:paragraph-rsid="0014e0cf" style:font-size-asian="24pt" style:font-weight-asian="bold" style:font-size-complex="24pt"/>
    </style:style>
    <style:style style:name="P17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8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>
        <style:tab-stops>
          <style:tab-stop style:position="13.002cm" style:type="right"/>
        </style:tab-stops>
      </style:paragraph-properties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rsid="0014e0cf" officeooo:paragraph-rsid="0014e0cf" style:font-size-asian="14pt" style:font-weight-asian="bold" style:font-size-complex="14pt"/>
    </style:style>
    <style:style style:name="P21" style:family="paragraph" style:parent-style-name="Standard">
      <style:paragraph-properties fo:margin-left="1.27cm" fo:margin-right="0cm" fo:margin-top="0.212cm" fo:margin-bottom="0.635cm" loext:contextual-spacing="false" fo:line-height="150%" fo:text-align="start" style:justify-single-word="false" fo:text-indent="0cm" style:auto-text-indent="false"/>
      <style:text-properties style:font-name="Times New Roman" fo:font-size="18pt" fo:language="ro" fo:country="RO" fo:font-weight="bold" officeooo:paragraph-rsid="001654b6" style:font-size-asian="18pt" style:font-weight-asian="bold" style:font-name-complex="Times New Roman1" style:font-size-complex="18pt"/>
    </style:style>
    <style:style style:name="P22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  <style:text-properties style:font-name="Times New Roman" fo:language="ro" fo:country="RO" officeooo:paragraph-rsid="001654b6" style:font-name-complex="Times New Roman1"/>
    </style:style>
    <style:style style:name="P23" style:family="paragraph" style:parent-style-name="Standard">
      <style:paragraph-properties fo:margin-left="1.27cm" fo:margin-right="0cm" fo:margin-top="0cm" fo:margin-bottom="0cm" loext:contextual-spacing="fals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language="ro" fo:country="RO" officeooo:paragraph-rsid="001654b6" style:font-name-complex="Times New Roman1" fo:hyphenate="true" fo:hyphenation-remain-char-count="2" fo:hyphenation-push-char-count="2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name-complex="Times New Roman1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262a05" officeooo:paragraph-rsid="00262a05" style:font-size-asian="12.25pt" style:font-name-complex="Times New Roman1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officeooo:rsid="00276611" officeooo:paragraph-rsid="00276611" style:font-size-asian="12.25pt" style:font-name-complex="Times New Roman1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2f6d20" officeooo:paragraph-rsid="002f6d20" style:font-size-asian="12.25pt" style:font-name-complex="Times New Roman1" style:font-size-complex="14pt"/>
    </style:style>
    <style:style style:name="P28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29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fo:break-before="pag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30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3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355cb7" officeooo:paragraph-rsid="00355cb7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3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normal" officeooo:rsid="00355cb7" officeooo:paragraph-rsid="003a1948" style:font-size-asian="12.25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normal" officeooo:rsid="00355cb7" officeooo:paragraph-rsid="003b4a2f" style:font-size-asian="12.25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4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normal" officeooo:rsid="00355cb7" officeooo:paragraph-rsid="003ded71" style:font-size-asian="12.25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5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T1" style:family="text">
      <style:text-properties fo:font-size="16pt" officeooo:rsid="001ae559" style:font-size-asian="16pt" style:font-size-complex="16pt"/>
    </style:style>
    <style:style style:name="T2" style:family="text">
      <style:text-properties fo:font-size="12pt" fo:font-weight="normal" officeooo:rsid="001cc80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d319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d646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f83d2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0b4c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157f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171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28c37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5ced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5d50b" style:font-size-asian="10.5pt" style:font-weight-asian="normal" style:font-size-complex="12pt" style:font-weight-complex="normal"/>
    </style:style>
    <style:style style:name="T13" style:family="text">
      <style:text-properties officeooo:rsid="00276611"/>
    </style:style>
    <style:style style:name="T14" style:family="text">
      <style:text-properties officeooo:rsid="002bb090"/>
    </style:style>
    <style:style style:name="T15" style:family="text">
      <style:text-properties officeooo:rsid="002cd56d"/>
    </style:style>
    <style:style style:name="T16" style:family="text">
      <style:text-properties officeooo:rsid="002d4661"/>
    </style:style>
    <style:style style:name="T17" style:family="text">
      <style:text-properties officeooo:rsid="002e6ef7"/>
    </style:style>
    <style:style style:name="T18" style:family="text">
      <style:text-properties officeooo:rsid="00309eb7"/>
    </style:style>
    <style:style style:name="T19" style:family="text">
      <style:text-properties officeooo:rsid="003716b9"/>
    </style:style>
    <style:style style:name="T20" style:family="text">
      <style:text-properties officeooo:rsid="003b4a2f"/>
    </style:style>
    <style:style style:name="T21" style:family="text">
      <style:text-properties officeooo:rsid="00414aa6"/>
    </style:style>
    <style:style style:name="T22" style:family="text">
      <style:text-properties officeooo:rsid="00457c30"/>
    </style:style>
    <style:style style:name="T23" style:family="text">
      <style:text-properties officeooo:rsid="0046e0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NIVERSITATEA DIN BUCUREŞTI</text:p>
      <text:p text:style-name="P12">FACULTATEA DE MATEMATICĂ ŞI INFORMATICĂ</text:p>
      <text:p text:style-name="P12"/>
      <text:p text:style-name="P12"/>
      <text:p text:style-name="P12"/>
      <text:p text:style-name="P12"/>
      <text:p text:style-name="P12"/>
      <text:p text:style-name="P12"/>
      <text:p text:style-name="P16">LUCRARE DE LICENŢĂ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COORDONATOR ŞTIINŢIFIC</text:p>
      <text:p text:style-name="P18">--- ---- --- --- --- -</text:p>
      <text:p text:style-name="P19">STUDENT</text:p>
      <text:p text:style-name="P20">Roscaneanu George</text:p>
      <text:p text:style-name="P15"/>
      <text:p text:style-name="P15"/>
      <text:p text:style-name="P15"/>
      <text:p text:style-name="P15"/>
      <text:p text:style-name="P13">BUCUREŞTI</text:p>
      <text:p text:style-name="P14">data</text:p>
      <text:p text:style-name="P13"/>
      <text:p text:style-name="P13"/>
      <text:p text:style-name="P21"><text:soft-page-break/>CUPRINS</text:p>
      <text:p text:style-name="P22">INTRODUCERE </text:p>
      <text:p text:style-name="P22"><text:s text:c="3"/>Definiţii şi scurt istoric……………………………………………………………… 3</text:p>
      <text:p text:style-name="P22"><text:s text:c="3"/>Concepte asemănătoare: steganografie vs filigranare …………………………….....3</text:p>
      <text:p text:style-name="P22">CAPITOLUL 1 <text:s/></text:p>
      <text:p text:style-name="P22"><text:s text:c="3"/>O caracterizare comparativ cu criptarea …….…………………………………….... 5</text:p>
      <text:p text:style-name="P22"><text:s text:c="3"/>Formate de fişiere. Tipuri de fişiere cărăuş……...…………………………………...6</text:p>
      <text:p text:style-name="P22"><text:s text:c="3"/>Compresia imaginilor ………………………………………………………………. 8 <text:s text:c="6"/></text:p>
      <text:p text:style-name="P22">CAPITOLUL 2 <text:s/></text:p>
      <text:p text:style-name="P22"><text:s text:c="3"/>Proiectarea unui algoritm de steganografie. Scopul final ………………………… 10</text:p>
      <text:p text:style-name="P22"><text:s text:c="3"/>Securitatea în algoritmii de steganografie ………………………………………… 11</text:p>
      <text:p text:style-name="P22"><text:s text:c="3"/>Comparaţie criptografie clasică cu limitările din steganografie ………………….. 13</text:p>
      <text:p text:style-name="P22"><text:s text:c="3"/>Metode mai puţin cunoscute de steganografie în comunicarea digitală <text:s/>…………..16</text:p>
      <text:p text:style-name="P22">CAPITOLUL 3 </text:p>
      <text:p text:style-name="P22"><text:s text:c="4"/>Studiu statistic asupra fişierelor PNG ...…………………………………………..20</text:p>
      <text:p text:style-name="P22"><text:s text:c="4"/>Mai multe despre steganaliză ………………………………………………..……25</text:p>
      <text:p text:style-name="P22"><text:s text:c="4"/>Extracţia oarbă sau informată …………………………………………………….26</text:p>
      <text:p text:style-name="P22">CAPITOLUL 4</text:p>
      <text:p text:style-name="P22"><text:s text:c="4"/>Despre lucrarea mea ……………………………….……………………………..30 <text:s text:c="15"/></text:p>
      <text:p text:style-name="P22"><text:s text:c="4"/>Pentru formatul .GIF ……………………………………………………………..30</text:p>
      <text:p text:style-name="P22"><text:s text:c="4"/>Despre programarea dinamică …………...……………………………………….41</text:p>
      <text:p text:style-name="P22"><text:s text:c="4"/>Despre limbajul Java. Despre IDE-uri <text:s/>….………………………………………..44</text:p>
      <text:p text:style-name="P22"><text:s text:c="4"/>Design Patterns – şabloane de proiectare ………………………………………...44</text:p>
      <text:p text:style-name="P22"><text:s text:c="4"/>Pentru formatul PNG ……………………………………………………………..45</text:p>
      <text:p text:style-name="P22">CAPITOLUL 5</text:p>
      <text:p text:style-name="P22"><text:s text:c="4"/>Despre implementarea lucrării …………………………………………………...46</text:p>
      <text:p text:style-name="P22"><text:s text:c="4"/>Factory Method (getBestAlgorithm) şi Strategy Pattern ………………………....46</text:p>
      <text:p text:style-name="P22">CAPITOLUL 6 </text:p>
      <text:p text:style-name="P22"><text:s text:c="4"/>Concluzii ………………………………………………………………………….55</text:p>
      <text:p text:style-name="P23">Bibliografie ………………………………………………………………………….56</text:p>
      <text:p text:style-name="P21"/>
      <text:list xml:id="list532198022841206194" text:style-name="WWNum6">
        <text:list-item>
          <text:p text:style-name="P29">Introducere</text:p>
          <text:p text:style-name="P30"/>
          <text:p text:style-name="P30">Definiţii şi scurt istoric</text:p>
        </text:list-item>
      </text:list>
      <text:p text:style-name="P2"/>
      <text:p text:style-name="P1"><text:span text:style-name="T1"><text:tab/></text:span><text:span text:style-name="T2">Grafica </text:span><text:span text:style-name="T4">vectoriala</text:span><text:span text:style-name="T2"> </text:span><text:span text:style-name="T3">reprezinta</text:span><text:span text:style-name="T2"> folosirea primitivelor geometrice (puncte, linii , curbe , poligoane </text:span><text:span text:style-name="T3">etc.</text:span><text:span text:style-name="T2">) </text:span><text:span text:style-name="T3">pentru a crea imagini digitale. Imaginile vectoriale sunt bazate pe vectori (sau perimetre / forme), </text:span><text:span text:style-name="T4">ele având puncte de control sau noduri de control. Fiecare dintre aceste puncte au o poziție definita pe axele X și Y ale spațiului de lucru și determina direcția liniilor. Fiecare dintre linii pot avea asignate proprietăți precum culoarea , forma și grosimea. Iar formele geometrice pot avea interiorul umplut cu o culoare sau nu. Toate aceste proprietăți nu cresc în mod semnificativ mărimea </text:span><text:span text:style-name="T5">fizica a fisierului pe spațiul de stocare, deoarece informațiile doar descriu cum să fie desenate primitivele geometrice. </text:span></text:p>
      <text:p text:style-name="P3"><text:tab/></text:p>
      <text:p text:style-name="P1"><text:span text:style-name="T5"><text:tab/></text:span><text:span text:style-name="T6">În comparație cu imaginile bazate pe pixeli , cele bazate pe primitive pot fi mărite oricat fără pierderea calitatii.</text:span></text:p>
      <text:p text:style-name="P4"/>
      <text:p text:style-name="P1"><text:span text:style-name="T6"><text:tab/></text:span><text:span text:style-name="T7">Termenul de grafica vectoriala este de obicei folosit doar pentru obiecte grafice 2D, pentru a evidentia diferența fata de grafica raster pe baza de pixeli.</text:span></text:p>
      <text:p text:style-name="P5"/>
      <text:p text:style-name="P1"><text:span text:style-name="T7"><text:tab/></text:span><text:span text:style-name="T8">Unul dintre primele folosiri ale graficii vectoriale a fost la sistemel de apărare aeriene US SAGE. Ele au fost de-asemenea implementate de către Ivan Sutherland pe calculatorul TX-2 de la MIT Lincoln Laboratory pentru a rula aplicația Sketchpad în 1963.</text:span></text:p>
      <text:p text:style-name="P6"/>
      <text:p text:style-name="P1"><text:span text:style-name="T8"><text:tab/></text:span><text:span text:style-name="T9">În tipografia pe calculator, fonturile moderne descriu caractere folosind curbe cubice sau cuadratice cu puncte de control. Oricum , fonturile pe baza de bitmap încă sunt folosite. Convertirea contururilor necesita umplerea lor; convertirea ei într-un bitmap nu este triviala , deoarece bitmap-urile nu are destule rezolutie pentru a evita efectul de „aliasing”, în special caracterelor mai mici. </text:span></text:p>
      <text:p text:style-name="P7"/>
      <text:p text:style-name="P7"><text:tab/>Una dintre aplicarile mai moderne ale grafici vectoriale sunt spectacolele cu lumina laser, unde doua oglinzi , una care se rotește pe axa X ai cealaltă pe axa Y, sunt controlate pentru a crea linii curbe sau drepte pe o suprafața oarecar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0"><text:soft-page-break/>Comparație: Grafica vectorial VS Grafica raster</text:p>
      <text:p text:style-name="P10"><draw:frame draw:style-name="fr1" draw:name="Image1" text:anchor-type="paragraph" svg:x="8.879cm" svg:y="-0.619cm" svg:width="8.387cm" svg:height="3.395cm" draw:z-index="0"><draw:image xlink:href="Pictures/10000000000001F3000000CA7696A17C.bmp" xlink:type="simple" xlink:show="embed" xlink:actuate="onLoad"/></draw:frame></text:p>
      <text:p text:style-name="P10"><text:tab/><text:span text:style-name="T11">Imaginile raster sunt formate din pixeli. Un pixel este un singur punct sau cel mai mic element care poate fi afisat pe ecranul device-ului.</text:span></text:p>
      <text:p text:style-name="P9"><text:tab/></text:p>
      <text:p text:style-name="P11"><text:span text:style-name="T11"><text:tab/></text:span><text:span text:style-name="T10">Imaginile vector sunt formate din forme geometrice. </text:span></text:p>
      <text:p text:style-name="P10"><draw:frame draw:style-name="fr1" draw:name="Image2" text:anchor-type="paragraph" svg:x="10.28cm" svg:y="-0.594cm" svg:width="6.978cm" svg:height="3.739cm" draw:z-index="1"><draw:image xlink:href="Pictures/100000000000022C0000012AE46F9131.bmp" xlink:type="simple" xlink:show="embed" xlink:actuate="onLoad"/></draw:frame></text:p>
      <text:p text:style-name="P10"><text:tab/><text:span text:style-name="T12">Se poate observa ca atunci când imaginea este mărita <text:s text:c="2"/>suficient de mult , încep sa apara diferente evidente. Când cea raster a fost mărita , începe să piardă din calitate și claritate. Iar cea vectoriala rămâne clar oricat de mult se va marii <text:s/>imaginea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5">Advantaje</text:p>
          </table:table-cell>
          <table:table-cell table:style-name="Table1.C1" office:value-type="string">
            <text:p text:style-name="P25">Dezavantaje</text:p>
          </table:table-cell>
        </table:table-row>
        <table:table-row>
          <table:table-cell table:style-name="Table1.A2" office:value-type="string">
            <text:p text:style-name="P25">Vector</text:p>
          </table:table-cell>
          <table:table-cell table:style-name="Table1.A2" office:value-type="string">
            <text:p text:style-name="P26">* <text:span text:style-name="T15">Infinit scalabil : datorită proprietatilor matematice ale figurilor geometrice , acestea se pot scala mai mic sau mare fără a pierde din calitate</text:span></text:p>
            <text:p text:style-name="P26">* <text:span text:style-name="T16">Fisiere mai mici : pentru imagini continand grafica simpla , precum figuri geometrice și tipografie</text:span></text:p>
            <text:p text:style-name="P26">* <text:span text:style-name="T17">Editabilitatea : în comparate cu formatele jpg și png care stocheaza toți pixeli pe un singur strat, imaginile vectoriale au figurile geometrice aranjate pe categorii , grupuri și straturi</text:span></text:p>
          </table:table-cell>
          <table:table-cell table:style-name="Table1.C2" office:value-type="string">
            <text:p text:style-name="P27">* Detalii limitate : <text:span text:style-name="T18">figurile geometrice nu sunt practice pentru imagini complexe, chiar dacă acestea pot conține gradiente, nu se poate compare cu advantajul imaginile raster de avea culori independente pentru fiecare pixel</text:span></text:p>
            <text:p text:style-name="P27">* <text:span text:style-name="T18">Efecte limitate : prin definitie , imaginile vectoriale sunt create din linii și puncte , deci nu sunt la dispoziție efecte precum blurare sau umbre</text:span></text:p>
            <text:p text:style-name="P27"/>
          </table:table-cell>
        </table:table-row>
        <table:table-row>
          <table:table-cell table:style-name="Table1.A2" office:value-type="string">
            <text:p text:style-name="P25">Raster</text:p>
          </table:table-cell>
          <table:table-cell table:style-name="Table1.A2" office:value-type="string">
            <text:p text:style-name="P24">* <text:span text:style-name="T13">Detalii bogate : o poza care are valorea dpi mai mare va conține mai multe detalii subtile</text:span></text:p>
            <text:p text:style-name="P24">* <text:span text:style-name="T13">Editare precisa : oricare dintre pixeli poate fi modificate independent ; o persoana poate sa editeze poza respectiva cu usurinta</text:span></text:p>
          </table:table-cell>
          <table:table-cell table:style-name="Table1.C2" office:value-type="string">
            <text:p text:style-name="P24">* <text:span text:style-name="T14">Blurata atunci când este mărita : din cauza ca exista un numar finit de pixeli, calculatorul va încerca sa umple spațiul dintre pixeli cu interpolari intre ele</text:span></text:p>
            <text:p text:style-name="P24">* <text:span text:style-name="T16">Fisiere mai mari : cu cât dpi este mai mare cu atât crește proportional și mărimea fisierului ; deșii exista formate precum jpg și png care ajuta la comprimare , ele tot pot ajunge la dimensiuni foarte mari</text:span></text:p>
          </table:table-cell>
        </table:table-row>
      </table:table>
      <text:p text:style-name="P31"><text:soft-page-break/>Motivația</text:p>
      <text:p text:style-name="P31"/>
      <text:p text:style-name="P32"><text:tab/><text:span text:style-name="T19">Într-o zi căutam un cadou pentru o prietena prin zona Pietii Unirii, iar unul dintre lucrurile care mi-a atras atenția au fost tricourile cu texte sau desene printate pe ele. Trecând prin toate modele pe care le aveau nu am găsit ceva destul de potrivit. <text:tab/>Am întrebat vanzatoarea dacă poate să facă tricouri personalizate, dar cu singura conditie ca pozele să fie în format vectorial. Eram puțin uimit de ce driver-ul <text:s text:c="5"/>imprimantei nu este în stare sa folosească imagini raster obișnuite dar am decis sa nu comentez.</text:span></text:p>
      <text:p text:style-name="P32"><text:span text:style-name="T19"><text:tab/>Din curiozitate am căutat pe internet dacă exista tool-uri sau aplicații care fac asta cu ușurința. </text:span></text:p>
      <text:p text:style-name="P34"><text:span text:style-name="T20"><text:tab/>Primul lucru pe care l-am încercat a fost </text:span><text:a xlink:type="simple" xlink:href="http://vectormagic.com/" text:style-name="Internet_20_link" text:visited-style-name="Visited_20_Internet_20_Link"><text:span text:style-name="T20">http://vectormagic.com</text:span></text:a><text:span text:style-name="T20"> . Acesta ofera rezultate foarte bune , având multe opțiuni și setari , dar timpul de procesare este relativ mare și costul unei singure licente este de 295 $ , iar versiunea trial ofera decât posibilitatea de a vedea cum arata fișierul vectorial ; nu poate fi salvat.</text:span></text:p>
      <text:p text:style-name="P33"><text:tab/><text:span text:style-name="T21">Următorul pe care l-am găsit este RaveGrid. <text:s/>Versiunea care am reușit sa găsesc este non comerciala. Are doar trei nivele de detaliu , timp relativ rapid de procesare , posibilitatea de a salva fișierul în format SVGZ (este nevoie de un editor ca <text:s text:c="3"/>InkScape pentru al transforma în SVG) sau EPS.GZ , dar deoarece este Shareware orice salvarea afiseaza mai întâi o fereastra cu cronomentru care nu sta deschisă pana se duce timpul ( aprox 12 secunde) .</text:span></text:p>
      <text:p text:style-name="P33"><text:tab/><text:span text:style-name="T22">Ultima varianta la care m-am uitat este Scan2CAD care are la dispoziție trial gratuit , Lite pentru 699$ , Pro pentru 999$ si Business $1500 . Versiunea cea mai ieftină care conține convertirea la o poza vectoriala este Lite.</text:span></text:p>
      <text:p text:style-name="P33"><text:tab/><text:span text:style-name="T23">Vazand toate aceste implementari diferite oferite la preturi relativ mari , am decis sa creez câteva implementari pentru vectorizarea unei imagini , și sa îl public <text:s text:c="4"/>codul sursa pe GitHub.</text:span></text:p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8pt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22:48:24.905000000</meta:creation-date>
    <dc:date>2015-08-24T21:58:50.402000000</dc:date>
    <meta:editing-duration>PT9H31M26S</meta:editing-duration>
    <meta:editing-cycles>55</meta:editing-cycles>
    <meta:generator>LibreOffice/4.4.4.3$Windows_x86 LibreOffice_project/2c39ebcf046445232b798108aa8a7e7d89552ea8</meta:generator>
    <meta:document-statistic meta:table-count="1" meta:image-count="2" meta:object-count="0" meta:page-count="5" meta:paragraph-count="73" meta:word-count="1087" meta:character-count="7330" meta:non-whitespace-character-count="6167"/>
  </office:meta>
</office:document-meta>
</file>